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name="P1" style:family="paragraph" style:parent-style-name="Standard">
      <style:text-properties xmlns:officeooo="http://openoffice.org/2009/office" officeooo:rsid="00087b67" officeooo:paragraph-rsid="00087b67"/>
    </style:style>
    <style:style style:name="P2" style:family="paragraph" style:parent-style-name="Standard">
      <style:text-properties xmlns:officeooo="http://openoffice.org/2009/office" officeooo:rsid="00087b67" officeooo:paragraph-rsid="000f3b0a"/>
    </style:style>
    <style:style style:name="P3" style:family="paragraph" style:parent-style-name="Standard">
      <style:text-properties xmlns:officeooo="http://openoffice.org/2009/office" officeooo:rsid="001feae6" officeooo:paragraph-rsid="001feae6"/>
    </style:style>
    <style:style style:name="P4" style:family="paragraph" style:parent-style-name="Standard">
      <style:text-properties xmlns:officeooo="http://openoffice.org/2009/office" officeooo:rsid="00150433" officeooo:paragraph-rsid="00240b3a"/>
    </style:style>
    <style:style style:name="P5" style:family="paragraph" style:parent-style-name="Title">
      <style:text-properties xmlns:officeooo="http://openoffice.org/2009/office" officeooo:rsid="00087b67" officeooo:paragraph-rsid="00087b67"/>
    </style:style>
    <style:style style:name="T1" style:family="text">
      <style:text-properties xmlns:officeooo="http://openoffice.org/2009/office" officeooo:rsid="00112def"/>
    </style:style>
    <style:style style:name="T2" style:family="text">
      <style:text-properties xmlns:officeooo="http://openoffice.org/2009/office" fo:font-size="14pt" fo:font-style="italic" fo:font-weight="bold" officeooo:rsid="00112def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xmlns:officeooo="http://openoffice.org/2009/office" officeooo:rsid="00294b66"/>
    </style:style>
    <style:style style:name="T4" style:family="text">
      <style:text-properties xmlns:officeooo="http://openoffice.org/2009/office" officeooo:rsid="002cf9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4">Second </text:span>Letter for Me :)</text:p>
      <text:p text:style-name="P4">{% if <text:s/><text:span text:style-name="T3">address.male=='1' </text:span>%}Mr {% else%} Ms {% endif %}</text:p>
      <text:p text:style-name="P3"/>
      <text:p text:style-name="P2">This is a very important letter from <text:s/><text:span text:style-name="T1">{{ address.company_addr1}} to </text:span><text:span text:style-name="T2">{{ address.mail_dt}}</text:span></text:p>
      <text:p text:style-name="P1"/>
      <text:p text:style-name="P1">{% if <text:s/>address.male=='1' %}Mr {% else%} Ms {% endif %}</text:p>
      <text:p text:style-name="P1"/>
      <text:p text:style-name="P1">This is a very important letter from <text:s/>{{ address.company_addr1}} to {{ address.mail_dt}}{% if <text:s/>address.male=='1' %}Mr {% else%} Ms {% endif %}</text:p>
      <text:p text:style-name="P1"/>
      <text:p text:style-name="P1">This is a very important letter from <text:s/>{{ address.company_addr1}} to {{ address.mail_dt}}{% if <text:s/>address.male=='1' %}Mr {% else%} Ms {% endif %}</text:p>
      <text:p text:style-name="P1"/>
      <text:p text:style-name="P1">This is a very important letter from <text:s/>{{ address.company_addr1}} to {{ address.mail_dt}}{% if <text:s/>address.male=='1' %}Mr {% else%} Ms {% endif %}</text:p>
      <text:p text:style-name="P1"/>
      <text:p text:style-name="P1">This is a very important letter from <text:s/>{{ address.company_addr1}} to {{ address.mail_dt}}{% if <text:s/>address.male=='1' %}Mr {% else%} Ms {% endif %}</text:p>
      <text:p text:style-name="P1"/>
      <text:p text:style-name="P1">This is a very important letter from <text:s/>{{ address.company_addr1}} to {{ address.mail_dt}}{% if <text:s/>address.male=='1' %}Mr {% else%} Ms {% endif %}</text:p>
      <text:p text:style-name="P1"/>
      <text:p text:style-name="P1">This is a very important letter from <text:s/>{{ address.company_addr1}} to {{ address.mail_dt}}{% if <text:s/>address.male=='1' %}Mr {% else%} Ms {% endif %}</text:p>
      <text:p text:style-name="P1"/>
      <text:p text:style-name="P1">This is a very important letter from <text:s/>{{ address.company_addr1}} to {{ address.mail_dt}}{% if <text:s/>address.male=='1' %}Mr {% else%} Ms {% endif %}</text:p>
      <text:p text:style-name="P1"/>
      <text:p text:style-name="P1">This is a very important letter from <text:s/>{{ address.company_addr1}} to {{ address.mail_dt}}{% if <text:s/>address.male=='1' %}Mr {% else%} Ms {% endif %}</text:p>
      <text:p text:style-name="P1"/>
      <text:p text:style-name="P1">This is a very important letter from <text:s/>{{ address.company_addr1}} to {{ address.mail_dt}}{% if <text:s/>address.male=='1' %}Mr {% else%} Ms {% endif %}</text:p>
      <text:p text:style-name="P1"/>
      <text:p text:style-name="P1">This is a very important letter from <text:s/>{{ address.company_addr1}} to {{ address.mail_dt}}{% if <text:s/>address.male=='1' %}Mr {% else%} Ms {% endif %}</text:p>
      <text:p text:style-name="P1"/>
      <text:p text:style-name="P1">This is a very important letter from <text:s/>{{ address.company_addr1}} to {{ address.mail_dt}}{% if <text:s/>address.male=='1' %}Mr {% else%} Ms {% endif %}</text:p>
      <text:p text:style-name="P1"/>
      <text:p text:style-name="P1">This is a very important letter from <text:s/>{{ address.company_addr1}} to {{ address.mail_dt}}{% if <text:s/>address.male=='1' %}Mr {% else%} Ms {% endif %}</text:p>
      <text:p text:style-name="P1"/>
      <text:p text:style-name="P1">This is a very important letter from <text:s/>{{ address.company_addr1}} to {{ address.mail_dt}}{% if <text:s/>address.male=='1' %}Mr {% else%} Ms {% endif %}</text:p>
      <text:p text:style-name="P1"/>
      <text:p text:style-name="P1">This is a very important letter from <text:s/>{{ address.company_addr1}} to {{ address.mail_dt}}{% if <text:s/>address.male=='1' %}Mr {% else%} Ms {% endif %}</text:p>
      <text:p text:style-name="P1"/>
      <text:p text:style-name="P1">This is a very important letter from <text:s/>{{ address.company_addr1}} to {{ address.mail_dt}}{% if <text:s/>address.male=='1' %}Mr {% else%} Ms {% endif %}</text:p>
      <text:p text:style-name="P1"/>
      <text:p text:style-name="P1">This is a very important letter from <text:s/>{{ address.company_addr1}} to {{ address.mail_dt}}{% if <text:s/>address.male=='1' %}Mr {% else%} Ms {% endif %}</text:p>
      <text:p text:style-name="P1"/>
      <text:p text:style-name="P1">This is a very important letter from <text:s/>{{ address.company_addr1}} to {{ address.mail_dt}}{% if <text:s/>address.male=='1' %}Mr {% else%} Ms {% endif %}</text:p>
      <text:p text:style-name="P1"/>
      <text:p text:style-name="P1">This is a very important letter from <text:s/>{{ address.company_addr1}} to {{ address.mail_dt}}{% if <text:s/>address.male=='1' %}Mr {% else%} Ms {% endif %}</text:p>
      <text:p text:style-name="P1"/>
      <text:p text:style-name="P1">This is a very important letter from <text:s/>{{ address.company_addr1}} to {{ address.mail_dt}}{% if <text:s/>address.male=='1' %}Mr {% else%} Ms {% endif %}</text:p>
      <text:p text:style-name="P1"/>
      <text:p text:style-name="P1">This is a very important letter from <text:s/>{{ address.company_addr1}} to {{ address.mail_dt}}{% if <text:s/>address.male=='1' %}Mr {% else%} Ms {% endif %}</text:p>
      <text:p text:style-name="P1"/>
      <text:p text:style-name="P1">This is a very important letter from <text:s/>{{ address.company_addr1}} to {{ address.mail_dt}}{% if <text:s/>address.male=='1' %}Mr {% else%} Ms {% endif %}</text:p>
      <text:p text:style-name="P1"/>
      <text:p text:style-name="P1">This is a very important letter from <text:s/>{{ address.company_addr1}} to {{ address.mail_dt}}{% if <text:s/>address.male=='1' %}Mr {% else%} Ms {% endif %}</text:p>
      <text:p text:style-name="P1"/>
      <text:p text:style-name="P1">This is a very important letter from <text:s/>{{ address.company_addr1}} to {{ address.mail_dt}}{% if <text:s/>address.male=='1' %}Mr {% else%} Ms {% endif %}</text:p>
      <text:p text:style-name="P1"/>
      <text:p text:style-name="P1">This is a very important letter from <text:s/>{{ address.company_addr1}} to {{ address.mail_dt}}</text:p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xmlns:loext="urn:org:documentfoundation:names:experimental:office:xmlns:loext:1.0"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xmlns:loext="urn:org:documentfoundation:names:experimental:office:xmlns:loext:1.0"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xmlns:loext="urn:org:documentfoundation:names:experimental:office:xmlns:loext:1.0"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xmlns:loext="urn:org:documentfoundation:names:experimental:office:xmlns:loext:1.0"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xmlns:loext="urn:org:documentfoundation:names:experimental:office:xmlns:loext:1.0"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xmlns:loext="urn:org:documentfoundation:names:experimental:office:xmlns:loext:1.0"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09-18T05:24:47.531Z</dc:date>
    <meta:editing-cycles>44</meta:editing-cycles>
    <meta:generator>WebODF/0.5.7 Mozilla/5.0 (X11; Ubuntu; Linux x86_64; rv:39.0) Gecko/20100101 Firefox/39.0</meta:generator>
    <dc:creator>WebODF-Curious</dc:creator>
  </office:meta>
</office:document-meta>
</file>